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1B9789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rebuchet MS" svg:font-family="'Trebuchet MS', Verdana, sans-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line-height="107%" fo:break-before="auto" fo:break-after="auto" style:writing-mode="lr-tb"/>
    </style:style>
    <style:style style:name="P3" style:family="paragraph" style:parent-style-name="Standard">
      <style:paragraph-properties fo:line-height="150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57c4" officeooo:paragraph-rsid="000957c4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" style:family="paragraph" style:parent-style-name="Standard">
      <style:paragraph-properties fo:line-height="150%" fo:break-before="auto" fo:break-after="auto" style:writing-mode="lr-tb"/>
      <style:text-properties officeooo:paragraph-rsid="000957c4"/>
    </style:style>
    <style:style style:name="P8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0957c4" style:font-name-asian="Times New Roman" style:font-name-complex="Times New Roman"/>
    </style:style>
    <style:style style:name="P9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0" style:family="paragraph" style:parent-style-name="Standard">
      <style:paragraph-properties fo:line-height="150%" style:writing-mode="lr-tb"/>
      <style:text-properties style:font-name="Times New Roman" officeooo:rsid="000753d3" officeooo:paragraph-rsid="000753d3" style:font-name-asian="Times New Roman" style:font-name-complex="Times New Roman"/>
    </style:style>
    <style:style style:name="P11" style:family="paragraph" style:parent-style-name="Standard">
      <style:paragraph-properties fo:line-height="150%" style:writing-mode="lr-tb"/>
      <style:text-properties style:font-name="Times New Roman" officeooo:paragraph-rsid="000957c4" style:font-name-asian="Times New Roman" style:font-name-complex="Times New Roman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officeooo:rsid="000957c4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="Times New Roman" fo:font-weight="bold" officeooo:rsid="000957c4" style:font-name-asian="Times New Roman" style:font-weight-asian="bold" style:font-name-complex="Times New Roman" style:font-weight-complex="bold"/>
    </style:style>
    <style:style style:name="T6" style:family="text">
      <style:text-properties officeooo:rsid="000957c4"/>
    </style:style>
    <style:style style:name="T7" style:family="text">
      <style:text-properties fo:font-variant="normal" fo:text-transform="none" style:use-window-font-color="true" style:font-name="Times New Roman" fo:font-size="12pt" fo:letter-spacing="normal" fo:font-style="normal" fo:font-weight="bold" officeooo:rsid="000957c4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Aluno</text:span><text:span text:style-name="T2">: </text:span><text:span text:style-name="T3">Ana Cláudia Santana Moreira</text:span><text:span text:style-name="T2"><text:tab/><text:tab/><text:tab/><text:tab/><text:tab/><text:tab/></text:span><text:span text:style-name="T4">Data:</text:span><text:span text:style-name="T2"> </text:span><text:span text:style-name="T3">07/11/2013</text:span></text:p>
      <text:p text:style-name="P3"><text:span text:style-name="T4">Fase/Iteração:</text:span><text:span text:style-name="T2"> </text:span><text:span text:style-name="T3">Sprint 6<text:tab/><text:tab/><text:tab/><text:tab/><text:tab/> <text:s text:c="13"/></text:span><text:span text:style-name="T2"><text:tab/></text:span><text:span text:style-name="T4">Esforço Total:</text:span><text:span text:style-name="T2"> </text:span><text:span text:style-name="T3">6 horas.</text:span></text:p>
      <text:p text:style-name="P4"/>
      <text:p text:style-name="P3"><text:span text:style-name="T4">Atividade: </text:span><text:span text:style-name="T5">Verificar documento de Arquitetura<text:tab/></text:span><text:span text:style-name="T2"><text:tab/><text:tab/></text:span><text:span text:style-name="T4">Esforço: </text:span><text:span text:style-name="T5">3 horas.</text:span></text:p>
      <text:p text:style-name="P3"><text:span text:style-name="T2">Descrição: </text:span><text:span text:style-name="T3">Aplicar o checklist de verificação da Arquitetura. O documento ainda está em desenvolvimento. As partes já disponível no repositório foram verificas e estão de acordo com o esperado. Aguardando uma nova versão do documento para completar a verificação.</text:span><text:span text:style-name="T2"><text:tab/></text:span></text:p>
      <text:p text:style-name="P3"><text:span text:style-name="T2">Produtos: </text:span><text:span text:style-name="T3">Não se aplica.</text:span></text:p>
      <text:p text:style-name="P4">Equipe: <text:span text:style-name="T6">Não se aplica.</text:span></text:p>
      <text:p text:style-name="P10">Artefato: <text:span text:style-name="T6">Não se aplica.</text:span></text:p>
      <text:p text:style-name="P10"/>
      <text:p text:style-name="P7"><text:span text:style-name="T4">Atividade: </text:span><text:span text:style-name="T7">Não conformidades de nome de arquivo.</text:span><text:span text:style-name="T2"><text:tab/><text:tab/></text:span><text:span text:style-name="T4">Esforço: </text:span><text:span text:style-name="T5">3 horas.</text:span></text:p>
      <text:p text:style-name="P7"><text:span text:style-name="T2">Descrição: </text:span><text:span text:style-name="T3">Correção dos erros em nomes de vários arquivos commitados. Houve dificuldade no commit depois da correção. Os problemas foram comunicados a equipe de configuração, que ofereceu apoio para a resolução.</text:span><text:span text:style-name="T2"><text:tab/></text:span></text:p>
      <text:p text:style-name="P7"><text:span text:style-name="T2">Produtos: </text:span><text:span text:style-name="T3">Não se aplica.</text:span></text:p>
      <text:p text:style-name="P8">Equipe: <text:span text:style-name="T6">Não se aplica.</text:span></text:p>
      <text:p text:style-name="P11"><text:span text:style-name="T6">Artefato: Não se apl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rebuchet MS" svg:font-family="'Trebuchet MS', Verdana, sans-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57c4" officeooo:paragraph-rsid="000957c4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 de Software – Instituto de Informática – Universidade Federal de 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</text:p>
        <text:p text:style-name="MP3"><text:span text:style-name="MT2">Relatório 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title/>
    <meta:initial-creator/>
    <meta:editing-cycles>2</meta:editing-cycles>
    <dc:date>2013-11-08T15:19:16.216000000</dc:date>
    <meta:editing-duration>P0D</meta:editing-duration>
    <meta:document-statistic meta:table-count="0" meta:image-count="1" meta:object-count="0" meta:page-count="1" meta:paragraph-count="15" meta:word-count="139" meta:character-count="975" meta:non-whitespace-character-count="820"/>
  </office:meta>
</office:document-meta>
</file>